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" style:family="paragraph" style:parent-style-name="Text_20_body">
      <style:paragraph-properties fo:margin-top="0cm" fo:margin-bottom="0cm" style:contextual-spacing="false" fo:line-height="100%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6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9" style:family="paragraph" style:parent-style-name="Heading_20_1">
      <style:text-properties fo:language="ru" fo:country="RU"/>
    </style:style>
    <style:style style:name="P20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bold"/>
    </style:style>
    <style:style style:name="T4" style:family="text">
      <style:text-properties fo:language="ru" fo:country="RU"/>
    </style:style>
    <style:style style:name="T5" style:family="text">
      <style:text-properties officeooo:rsid="0019a6ab"/>
    </style:style>
    <style:style style:name="T6" style:family="text">
      <style:text-properties style:text-line-through-style="solid" style:text-line-through-type="single" officeooo:rsid="0019a6ab"/>
    </style:style>
    <style:style style:name="T7" style:family="text">
      <style:text-properties style:text-line-through-style="none" style:text-line-through-type="none" officeooo:rsid="0019a6ab"/>
    </style:style>
    <style:style style:name="T8" style:family="text">
      <style:text-properties officeooo:rsid="001d090e"/>
    </style:style>
    <style:style style:name="T9" style:family="text">
      <style:text-properties officeooo:rsid="0024f85f"/>
    </style:style>
    <style:style style:name="T10" style:family="text">
      <style:text-properties style:font-name="Consolas" fo:font-weight="bold" style:font-weight-asian="bold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УКОВОДСТВО</text:p>
      <text:p text:style-name="P5">по программному комплексу «<text:span text:style-name="T1">pyPC</text:span>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6">Оглавление</text:p>
        </text:section>
        <text:p text:style-name="P2"><text:a xlink:type="simple" xlink:href="#__RefHeading__113_806256751">Благодарности 0</text:a></text:p>
        <text:p text:style-name="P2"><text:a xlink:type="simple" xlink:href="#__RefHeading__107_806256751">Для кого это чудо 0</text:a></text:p>
        <text:p text:style-name="P2"><text:a xlink:type="simple" xlink:href="#__RefHeading__109_806256751">История создания 0</text:a></text:p>
      </text:section>
      <text:p text:style-name="P3"/>
      <text:p text:style-name="P3"/>
      <text:p text:style-name="P3"/>
      <text:p text:style-name="P20"><text:bookmark text:name="__RefHeading__113_806256751"/>Благодарности</text:p>
      <text:p text:style-name="P7">Традиционно автор желает выразить благодарности.</text:p>
      <text:p text:style-name="P7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7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7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7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7">Без <text:span text:style-name="T3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7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7">Огромная благодарность для <text:span text:style-name="T3">Гвидо Ван Россум</text:span>. Это лучший диктатор в мире? <text:span text:style-name="T5">И лучший специалист по рептилиям и сериалам про цирк</text:span>!</text:p>
      <text:p text:style-name="P7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7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5">(да, этим ребятам тоже отдельное спасибо)</text:span>.</text:p>
      <text:p text:style-name="P17"/>
      <text:p text:style-name="P19"><text:bookmark text:name="__RefHeading__107_806256751"/>Для кого это чудо</text:p>
      <text:p text:style-name="P7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7">Просьба не кидаться какашками, программу автор пилит не за деньги, вознаграждения не просит, на медаль не надеется. <text:span text:style-name="T5">Если чего-то не хватает – допилите! (или </text:span><text:span text:style-name="T6">проспонсируйте </text:span><text:span text:style-name="T7">мотивируйте</text:span><text:span text:style-name="T5"> автора).</text:span></text:p>
      <text:p text:style-name="P17"/>
      <text:p text:style-name="P19"><text:bookmark text:name="__RefHeading__109_806256751"/>История создания</text:p>
      <text:p text:style-name="P7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7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7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8">у</text:span> – с вероятностью близкой к 100% можно заяв<text:span text:style-name="T8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8">не </text:span>сможет даже далеко не самый глупый программист.</text:p>
      <text:p text:style-name="P7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7"/>
      <text:p text:style-name="P7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8">)</text:span> добавить какую-либо железяку – у него должна быть такая возможность.</text:p>
      <text:p text:style-name="P17"/>
      <text:p text:style-name="P19">Как это всё устроено?</text:p>
      <text:p text:style-name="P16">pyPC <text:span text:style-name="T4">представляет из себя виртуальный компьютер. Это означает, что внутри реального компьютера </text:span>pyPC <text:span text:style-name="T4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Система команд ЦП</text:p>
      <text:p text:style-name="P7">Ниже приводятся доступные команды ЦП</text:p>
      <text:p text:style-name="P18"><text:span text:style-name="T4">0. </text:span>A.set(A)</text:p>
      <text:p text:style-name="P8">Команда устанавливает регистр А значением содержащимся в самом <text:soft-page-break/>регистре А <text:span text:style-name="T9">(фактически не меняет содержимое).</text:span></text:p>
      <text:p text:style-name="P18">1. A.add(A)</text:p>
      <text:p text:style-name="P9">Добавляет в регистр А содержимое регистра А (фактически удвоение содержимого).</text:p>
      <text:p text:style-name="P18">2. A.sub(A)</text:p>
      <text:p text:style-name="P9">Вычитает содержимое регистра А содержимым регистра А (фактически обнуление).</text:p>
      <text:p text:style-name="P18">3. A.inc(A)</text:p>
      <text:p text:style-name="P10">Складывает содержимое регистра А с содержимым самого регистра (фактически возведение в квадрат).</text:p>
      <text:p text:style-name="P18">4. A.dec(A)</text:p>
      <text:p text:style-name="P11">Вычитает из содержимого регистра А его содержимое (фактически обнуление).</text:p>
      <text:p text:style-name="P18">5. A.not(A)</text:p>
      <text:p text:style-name="P11">Инверсия содержимого регистра А его содержимым.</text:p>
      <text:p text:style-name="P16">6. <text:span text:style-name="T10">A.xor(A)</text:span></text:p>
      <text:p text:style-name="P12">Исключающее ИЛИ регистра А его содержимым (фактически обнуление).</text:p>
      <text:p text:style-name="P16">7. <text:span text:style-name="T10">A.or(A)</text:span></text:p>
      <text:p text:style-name="P12">Логическое ИЛИ регистра А с его содержимым (не влияет на содержание).</text:p>
      <text:p text:style-name="P18">8. A.and(A)</text:p>
      <text:p text:style-name="P12">Логическое И регистра А с его содержимым (не влияет на содержание).</text:p>
      <text:p text:style-name="P18">9. A.shr(A)</text:p>
      <text:p text:style-name="P13">Правый сдвиг содержимого регистра А в регистре А.</text:p>
      <text:p text:style-name="P18">10. A.shl(A)</text:p>
      <text:p text:style-name="P13">Левый сдвиг содержимого регистра А в регистре А.</text:p>
      <text:p text:style-name="P18">11. A.set(n)</text:p>
      <text:p text:style-name="P13">Установка регистра А числом <text:span text:style-name="T1">n.</text:span></text:p>
      <text:p text:style-name="P18">12. A.add(n)</text:p>
      <text:p text:style-name="P14">Сложить регистр А с числом <text:span text:style-name="T1">n.</text:span></text:p>
      <text:p text:style-name="P18">13. A.sub(n)</text:p>
      <text:p text:style-name="P14">Вычесть из регистра А число <text:span text:style-name="T1">n</text:span></text:p>
      <text:p text:style-name="P18">14. A.not(n)</text:p>
      <text:p text:style-name="P14">Занести в регистр А инверсию числа <text:span text:style-name="T1">n.</text:span></text:p>
      <text:p text:style-name="P18">15. A.xor(n)</text:p>
      <text:p text:style-name="P15">Исключающее ИЛИ регистра А с числом <text:span text:style-name="T1">n.</text:span></text:p>
      <text:p text:style-name="P18">16. A.and(n)</text:p>
      <text:p text:style-name="P15">Логическое сложение регистра А с числом <text:span text:style-name="T1">n.</text:span></text:p>
      <text:p text:style-name="P7">17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4T17:18:40.809000000</dc:date>
    <meta:editing-duration>PT8H3M7S</meta:editing-duration>
    <meta:editing-cycles>12</meta:editing-cycles>
    <meta:generator>LibreOffice/4.2.5.2$Windows_x86 LibreOffice_project/61cb170a04bb1f12e77c884eab9192be736ec5f5</meta:generator>
    <meta:document-statistic meta:table-count="0" meta:image-count="0" meta:object-count="0" meta:page-count="5" meta:paragraph-count="66" meta:word-count="829" meta:character-count="5878" meta:non-whitespace-character-count="5107"/>
    <meta:user-defined meta:name="Язык">russian</meta:user-defined>
  </office:meta>
</office:document-meta>
</file>